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059" svg:font-family="C059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6d6d" fo:padding="0.097cm" fo:border="0.5pt solid #000000">
        <style:background-image/>
      </style:table-cell-properties>
    </style:style>
    <style:style style:name="P1" style:family="paragraph" style:parent-style-name="Heading_20_3">
      <style:paragraph-properties fo:text-align="start" style:justify-single-word="false"/>
      <style:text-properties style:font-name="DejaVu Sans Mono" fo:font-size="20pt" fo:font-style="italic" style:text-underline-style="solid" style:text-underline-width="auto" style:text-underline-color="font-color" officeooo:rsid="00061aba" officeooo:paragraph-rsid="00061aba" style:font-size-asian="20pt" style:font-style-asian="italic" style:font-size-complex="20pt" style:font-style-complex="italic"/>
    </style:style>
    <style:style style:name="P2" style:family="paragraph" style:parent-style-name="Text_20_body">
      <style:paragraph-properties fo:text-align="start" style:justify-single-word="false"/>
      <style:text-properties style:font-name="DejaVu Sans Mono" fo:font-size="20pt" fo:font-style="italic" style:text-underline-style="solid" style:text-underline-width="auto" style:text-underline-color="font-color" officeooo:rsid="00061aba" style:font-size-asian="20pt" style:font-style-asian="italic" style:font-size-complex="20pt" style:font-style-complex="italic"/>
    </style:style>
    <style:style style:name="P3" style:family="paragraph" style:parent-style-name="Heading_20_3">
      <style:paragraph-properties fo:margin-top="0cm" fo:margin-bottom="0.247cm" style:contextual-spacing="false" fo:line-height="115%" fo:text-align="start" style:justify-single-word="false"/>
      <style:text-properties style:font-name="DejaVu Sans Mono" fo:font-size="20pt" fo:font-style="italic" style:text-underline-style="solid" style:text-underline-width="auto" style:text-underline-color="font-color" officeooo:rsid="00061aba" style:font-size-asian="20pt" style:font-style-asian="italic" style:font-size-complex="20pt" style:font-style-complex="italic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DejaVu Sans Mono" fo:font-size="20pt" fo:font-style="italic" style:text-underline-style="solid" style:text-underline-width="auto" style:text-underline-color="font-color" officeooo:rsid="00061aba" style:font-size-asian="20pt" style:font-style-asian="italic" style:font-size-complex="20pt" style:font-style-complex="italic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DejaVu Sans Mono" fo:font-size="20pt" fo:font-style="italic" style:text-underline-style="solid" style:text-underline-width="auto" style:text-underline-color="font-color" officeooo:rsid="00061aba" style:font-size-asian="20pt" style:font-style-asian="italic" style:font-size-complex="20pt" style:font-style-complex="italic"/>
    </style:style>
    <style:style style:name="P6" style:family="paragraph" style:parent-style-name="Horizontal_20_Line">
      <style:paragraph-properties fo:margin-top="0cm" fo:margin-bottom="0.247cm" style:contextual-spacing="false" fo:line-height="115%" fo:text-align="start" style:justify-single-word="false"/>
      <style:text-properties fo:color="#000000" loext:opacity="100%" style:font-name="C059" fo:font-size="13pt" fo:font-style="italic" style:text-underline-style="solid" style:text-underline-width="auto" style:text-underline-color="font-color" officeooo:rsid="00061aba" style:font-size-asian="13pt" style:font-style-asian="italic" style:font-size-complex="13pt" style:font-style-complex="italic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DejaVu Sans Mono" fo:font-size="20pt" fo:font-style="italic" style:text-underline-style="solid" style:text-underline-width="auto" style:text-underline-color="font-color" officeooo:rsid="00061aba" style:font-size-asian="20pt" style:font-style-asian="italic" style:font-size-complex="20pt" style:font-style-complex="italic"/>
    </style:style>
    <style:style style:name="P8" style:family="paragraph" style:parent-style-name="Text_20_body">
      <style:paragraph-properties fo:text-align="start" style:justify-single-word="false"/>
      <style:text-properties style:font-name="DejaVu Sans Mono" fo:font-size="20pt" fo:font-style="italic" style:text-underline-style="solid" style:text-underline-width="auto" style:text-underline-color="font-color" officeooo:rsid="00061aba" officeooo:paragraph-rsid="00061aba" style:font-size-asian="20pt" style:font-style-asian="italic" style:font-size-complex="20pt" style:font-style-complex="italic"/>
    </style:style>
    <style:style style:name="P9" style:family="paragraph" style:parent-style-name="Standard">
      <style:text-properties officeooo:rsid="00061aba" officeooo:paragraph-rsid="00061aba"/>
    </style:style>
    <style:style style:name="T1" style:family="text">
      <style:text-properties fo:color="#000000" loext:opacity="100%" style:font-name="C059" fo:font-size="13pt" style:font-size-asian="13pt" style:font-size-complex="13pt"/>
    </style:style>
    <style:style style:name="T2" style:family="text">
      <style:text-properties fo:color="#000000" loext:opacity="100%" style:font-name="C059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Box List Blue">
        <table:table-column table:style-name="Tabla1.A"/>
        <table:table-row table:style-name="Tabla1.1">
          <table:table-cell table:style-name="Tabla1.A1" office:value-type="string">
            <text:h text:style-name="P1" text:outline-level="3"><text:span text:style-name="Strong_20_Emphasis"><text:span text:style-name="T1">CONTRACTE DE COMPRAVENDA</text:span></text:span></text:h>
            <text:p text:style-name="P2"><text:span text:style-name="Strong_20_Emphasis"><text:span text:style-name="T1">D’una part</text:span></text:span><text:span text:style-name="T1">, la senyora </text:span><text:span text:style-name="Strong_20_Emphasis"><text:span text:style-name="T1">Maria Torres Llabrés</text:span></text:span><text:span text:style-name="T1">, amb DNI núm. </text:span><text:span text:style-name="Strong_20_Emphasis"><text:span text:style-name="T1">44889911X</text:span></text:span><text:span text:style-name="T1">, amb domicili al </text:span><text:span text:style-name="Strong_20_Emphasis"><text:span text:style-name="T1">carrer de ses Moreres, 18, de Maó</text:span></text:span><text:span text:style-name="T1">, com a </text:span><text:span text:style-name="Strong_20_Emphasis"><text:span text:style-name="T1">part venedora</text:span></text:span><text:span text:style-name="T1">.</text:span></text:p>
            <text:p text:style-name="P2"><text:span text:style-name="Strong_20_Emphasis"><text:span text:style-name="T1">I de l’altra</text:span></text:span><text:span text:style-name="T1">, el senyor </text:span><text:span text:style-name="Strong_20_Emphasis"><text:span text:style-name="T1">Antoni Pons Sintes</text:span></text:span><text:span text:style-name="T1">, amb DNI núm. </text:span><text:span text:style-name="Strong_20_Emphasis"><text:span text:style-name="T1">77884455M</text:span></text:span><text:span text:style-name="T1">, amb domicili al </text:span><text:span text:style-name="Strong_20_Emphasis"><text:span text:style-name="T1">carrer del Carme, 42, d’Alaior</text:span></text:span><text:span text:style-name="T1">, com a </text:span><text:span text:style-name="Strong_20_Emphasis"><text:span text:style-name="T1">part compradora</text:span></text:span><text:span text:style-name="T1">.</text:span></text:p>
            <text:p text:style-name="P2"><text:span text:style-name="T1">Les dues parts actuen en nom propi i es reconeixen mútuament la </text:span><text:span text:style-name="Strong_20_Emphasis"><text:span text:style-name="T1">capacitat legal necessària per contractar</text:span></text:span><text:span text:style-name="T1">, i a aquest efecte,</text:span></text:p>
            <text:h text:style-name="P3" text:outline-level="3"><text:span text:style-name="Strong_20_Emphasis"><text:span text:style-name="T1">MANIFESTEN</text:span></text:span></text:h>
            <text:list text:style-name="L1">
              <text:list-item>
                <text:p text:style-name="P4"><text:span text:style-name="T1">Que la senyora </text:span><text:span text:style-name="Strong_20_Emphasis"><text:span text:style-name="T1">Maria Torres Llabrés</text:span></text:span><text:span text:style-name="T1"> és propietària de l’habitatge situat al </text:span><text:span text:style-name="Strong_20_Emphasis"><text:span text:style-name="T1">carrer des Castell, número 10, de Maó</text:span></text:span><text:span text:style-name="T1">.</text:span></text:p>
              </text:list-item>
              <text:list-item>
                <text:p text:style-name="P4"><text:span text:style-name="T1">Que el dit habitatge està </text:span><text:span text:style-name="Strong_20_Emphasis"><text:span text:style-name="T1">lliure de càrregues, gravàmens i arrendaments</text:span></text:span><text:span text:style-name="T1">.</text:span></text:p>
              </text:list-item>
              <text:list-item>
                <text:p text:style-name="P4"><text:span text:style-name="T1">Que la part venedora desitja vendre aquest immoble i la part compradora vol adquirir-lo, per la qual cosa formalitzen el present </text:span><text:span text:style-name="Strong_20_Emphasis"><text:span text:style-name="T1">contracte de compravenda</text:span></text:span><text:span text:style-name="T1">, que es regeix pels </text:span><text:span text:style-name="Strong_20_Emphasis"><text:span text:style-name="T1">pactes següents</text:span></text:span><text:span text:style-name="T1">.</text:span></text:p>
              </text:list-item>
            </text:list>
            <text:h text:style-name="P3" text:outline-level="3"><text:span text:style-name="Strong_20_Emphasis"><text:span text:style-name="T1">PACTES</text:span></text:span></text:h>
            <text:list text:style-name="L2">
              <text:list-item>
                <text:p text:style-name="P5"><text:span text:style-name="Strong_20_Emphasis"><text:span text:style-name="T1">Objecte.</text:span></text:span><text:span text:style-name="T1"><text:line-break/>La senyora </text:span><text:span text:style-name="Strong_20_Emphasis"><text:span text:style-name="T1">Torres Llabrés</text:span></text:span><text:span text:style-name="T1"> ven l’habitatge descrit anteriorment al senyor </text:span><text:span text:style-name="Strong_20_Emphasis"><text:span text:style-name="T1">Pons Sintes</text:span></text:span><text:span text:style-name="T1">, que el compra.</text:span></text:p>
              </text:list-item>
              <text:list-item>
                <text:p text:style-name="P5"><text:span text:style-name="Strong_20_Emphasis"><text:span text:style-name="T1">Preu.</text:span></text:span><text:span text:style-name="T1"><text:line-break/>El preu total de la compravenda és de </text:span><text:span text:style-name="Strong_20_Emphasis"><text:span text:style-name="T1">cent cinquanta mil euros (150.000 €)</text:span></text:span><text:span text:style-name="T1">, que es pagaran de la manera següent:<text:line-break/>a) </text:span><text:span text:style-name="Strong_20_Emphasis"><text:span text:style-name="T1">Trenta mil euros (30.000 €)</text:span></text:span><text:span text:style-name="T1"> es lliuren en el moment de signar aquest contracte.<text:line-break/>b) Els </text:span><text:span text:style-name="Strong_20_Emphasis"><text:span text:style-name="T1">cent vint mil euros (120.000 €)</text:span></text:span><text:span text:style-name="T1"> restants es pagaran en l’acte de signatura de l’escriptura pública de compravenda.</text:span></text:p>
              </text:list-item>
              <text:list-item>
                <text:p text:style-name="P5"><text:span text:style-name="Strong_20_Emphasis"><text:span text:style-name="T1">Transmissió de la possessió.</text:span></text:span><text:span text:style-name="T1"><text:line-break/>La venedora es compromet a transmetre la possessió de l’habitatge, lliure de qualsevol càrrega o ocupant, el dia de la signatura de l’escriptura pública.</text:span></text:p>
              </text:list-item>
              <text:list-item>
                <text:p text:style-name="P5"><text:span text:style-name="Strong_20_Emphasis"><text:span text:style-name="T1">Despeses i impostos.</text:span></text:span><text:span text:style-name="T1"><text:line-break/>Les despeses de la signatura de l’escriptura pública, la seva inscripció al </text:span><text:soft-page-break/><text:span text:style-name="T1">Registre de la Propietat i l’impost sobre transmissions patrimonials seran a càrrec del </text:span><text:span text:style-name="Strong_20_Emphasis"><text:span text:style-name="T1">comprador</text:span></text:span><text:span text:style-name="T1">.<text:line-break/>La </text:span><text:span text:style-name="Strong_20_Emphasis"><text:span text:style-name="T1">venedora</text:span></text:span><text:span text:style-name="T1"> assumirà l’impost de </text:span><text:span text:style-name="Strong_20_Emphasis"><text:span text:style-name="T1">plusvàlua municipal</text:span></text:span><text:span text:style-name="T1">.</text:span></text:p>
              </text:list-item>
              <text:list-item>
                <text:p text:style-name="P5"><text:span text:style-name="Strong_20_Emphasis"><text:span text:style-name="T1">Termini per a l’escriptura pública.</text:span></text:span><text:span text:style-name="T1"><text:line-break/>Les parts acorden un termini de </text:span><text:span text:style-name="Strong_20_Emphasis"><text:span text:style-name="T1">seixanta dies naturals</text:span></text:span><text:span text:style-name="T1"> des de la signatura d’aquest contracte per a l’atorgament de l’escriptura pública, que es farà davant el notari </text:span><text:span text:style-name="Strong_20_Emphasis"><text:span text:style-name="T1">Francesc Riudavets Pons</text:span></text:span><text:span text:style-name="T1">, a Maó.</text:span></text:p>
              </text:list-item>
              <text:list-item>
                <text:p text:style-name="P5"><text:span text:style-name="Strong_20_Emphasis"><text:span text:style-name="T1">Jurisdicció.</text:span></text:span><text:span text:style-name="T1"><text:line-break/>Les parts se sotmeten expressament a la </text:span><text:span text:style-name="Strong_20_Emphasis"><text:span text:style-name="T1">jurisdicció dels jutjats de Maó</text:span></text:span><text:span text:style-name="T1"> per resoldre qualsevol litigi derivat d’aquest contracte.</text:span></text:p>
              </text:list-item>
            </text:list>
            <text:p text:style-name="P6"/>
            <text:p text:style-name="P2"><text:span text:style-name="T1">I, com a prova de conformitat, les dues parts signen aquest contracte en </text:span><text:span text:style-name="Strong_20_Emphasis"><text:span text:style-name="T1">dos exemplars</text:span></text:span><text:span text:style-name="T1">, en el lloc i la data que s’indiquen a continuació.</text:span></text:p>
            <text:p text:style-name="P2"><text:span text:style-name="Strong_20_Emphasis"><text:span text:style-name="T1">Maó, 29 d’octubre de 2025</text:span></text:span></text:p>
            <text:p text:style-name="P7"><text:span text:style-name="T1">La venedoraEl comprador</text:span><text:span text:style-name="Emphasis"><text:span text:style-name="T1">[rúbrica][rúbrica]</text:span></text:span><text:span text:style-name="Strong_20_Emphasis"><text:span text:style-name="T1">Maria Torres LlabrésAntoni Pons Sintes</text:span></text:span></text:p>
            <text:p text:style-name="P8"><text:span text:style-name="Strong_20_Emphasis"><text:span text:style-name="T2"/>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059" svg:font-family="C059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1:54.721276373</meta:creation-date>
    <dc:date>2025-10-29T12:36:40.289432773</dc:date>
    <meta:editing-duration>PT4M46S</meta:editing-duration>
    <meta:editing-cycles>1</meta:editing-cycles>
    <meta:document-statistic meta:table-count="1" meta:image-count="0" meta:object-count="0" meta:page-count="2" meta:paragraph-count="18" meta:word-count="375" meta:character-count="2318" meta:non-whitespace-character-count="1970"/>
    <meta:generator>LibreOffice/25.2.6.2$Linux_X86_64 LibreOffice_project/40d1a0e1d5bdf1afaeae24d9ece32bbb00fa66a4</meta:generator>
  </office:meta>
</office:document-meta>
</file>